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0000" draw:marker-start-width="0.252cm" draw:marker-end-width="0.252cm" draw:fill-color="#ffd7d7" draw:textarea-horizontal-align="justify" draw:textarea-vertical-align="middle" draw:auto-grow-height="false" fo:min-height="0.419cm" fo:min-width="2.44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f0000" draw:marker-start-width="0.252cm" draw:marker-end-width="0.252cm" draw:fill-color="#ffd7d7" draw:textarea-horizontal-align="justify" draw:textarea-vertical-align="middle" draw:auto-grow-height="false" fo:min-height="0.42cm" fo:min-width="2.44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ff0000" draw:marker-start-width="0.252cm" draw:marker-end-width="0.252cm" draw:fill-color="#ffd7d7" draw:textarea-horizontal-align="justify" draw:textarea-vertical-align="middle" draw:auto-grow-height="false" fo:min-height="0.418cm" fo:min-width="2.44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ff0000" draw:marker-start-width="0.252cm" draw:marker-end-width="0.252cm" draw:fill-color="#ffd7d7" draw:textarea-horizontal-align="justify" draw:textarea-vertical-align="middle" draw:auto-grow-height="false" fo:min-height="0.422cm" fo:min-width="2.44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ff0000" draw:marker-start-width="0.252cm" draw:marker-end-width="0.252cm" draw:fill-color="#ffd7d7" draw:textarea-horizontal-align="justify" draw:textarea-vertical-align="middle" draw:auto-grow-height="false" fo:min-height="0.421cm" fo:min-width="2.44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3465a4" draw:marker-start-width="0.252cm" draw:marker-end-width="0.252cm" draw:fill-color="#dee6ef" draw:textarea-horizontal-align="justify" draw:textarea-vertical-align="middle" draw:auto-grow-height="false" fo:min-height="0.418cm" fo:min-width="2.44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dee6ef" draw:textarea-horizontal-align="justify" draw:textarea-vertical-align="middle" draw:auto-grow-height="false" fo:min-height="0.422cm" fo:min-width="2.44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dee6ef" draw:textarea-horizontal-align="justify" draw:textarea-vertical-align="middle" draw:auto-grow-height="false" fo:min-height="0.421cm" fo:min-width="2.448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draw:marker-end="Arrow" draw:marker-end-width="0.152cm" draw:fill="solid" draw:textarea-vertical-align="middle"/>
    </style:style>
    <style:style style:name="gr10" style:family="graphic" style:parent-style-name="standard">
      <style:graphic-properties svg:stroke-width="0.035cm" svg:stroke-color="#2a6099" draw:marker-start-width="0.252cm" draw:marker-end-width="0.252cm" draw:fill-color="#5983b0" draw:textarea-horizontal-align="justify" draw:textarea-vertical-align="middle" draw:auto-grow-height="false" fo:min-height="0.421cm" fo:min-width="2.44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ff8000" draw:marker-start-width="0.252cm" draw:marker-end-width="0.252cm" draw:fill-color="#ffdbb6" draw:textarea-horizontal-align="justify" draw:textarea-vertical-align="middle" draw:auto-grow-height="false" fo:min-height="0.421cm" fo:min-width="2.448cm" fo:padding-top="0.142cm" fo:padding-bottom="0.142cm" fo:padding-left="0.267cm" fo:padding-right="0.267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2pt" style:font-size-asian="14pt" style:font-size-complex="14pt"/>
    </style:style>
    <style:style style:name="P2" style:family="paragraph">
      <loext:graphic-properties draw:fill-color="#ffd7d7"/>
      <style:paragraph-properties fo:text-align="center" style:writing-mode="lr-tb"/>
      <style:text-properties style:font-name="Liberation Sans1" fo:font-size="12pt" style:font-size-asian="14pt" style:font-size-complex="14pt"/>
    </style:style>
    <style:style style:name="P3" style:family="paragraph">
      <style:paragraph-properties fo:text-align="center" style:writing-mode="lr-tb"/>
      <style:text-properties style:text-position="-33% 58%" style:font-name="Liberation Sans1" fo:font-size="12pt" style:font-size-asian="13pt" style:font-size-complex="13pt"/>
    </style:style>
    <style:style style:name="P4" style:family="paragraph">
      <loext:graphic-properties draw:fill-color="#ffd7d7"/>
      <style:paragraph-properties fo:text-align="center" style:writing-mode="lr-tb"/>
      <style:text-properties style:text-position="-33% 58%" style:font-name="Liberation Sans1" fo:font-size="12pt" style:font-size-asian="13pt" style:font-size-complex="13pt"/>
    </style:style>
    <style:style style:name="P5" style:family="paragraph"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6" style:family="paragraph">
      <loext:graphic-properties draw:fill-color="#ffd7d7"/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7" style:family="paragraph">
      <loext:graphic-properties draw:fill-color="#dee6ef"/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5983b0"/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12pt" style:font-size-asian="16pt" style:font-size-complex="16pt"/>
    </style:style>
    <style:style style:name="P11" style:family="paragraph">
      <loext:graphic-properties draw:fill-color="#ffdbb6"/>
      <style:paragraph-properties fo:text-align="center" style:writing-mode="lr-tb"/>
      <style:text-properties style:font-name="Liberation Sans1" fo:font-size="12pt" style:font-size-asian="16pt" style:font-size-complex="16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text-position="0% 100%" style:font-name="Liberation Sans1" fo:font-size="10pt" style:font-size-asian="11pt" style:font-size-complex="11pt"/>
    </style:style>
    <style:style style:name="T2" style:family="text">
      <style:text-properties style:text-position="-33% 58%" style:font-name="Liberation Sans1" fo:font-size="10pt" style:font-size-asian="11pt" style:font-size-complex="11pt"/>
    </style:style>
    <style:style style:name="T3" style:family="text">
      <style:text-properties style:text-position="0% 100%" style:font-name="Liberation Sans1" fo:font-size="10pt" style:font-size-asian="10.5pt" style:font-size-complex="10.5pt"/>
    </style:style>
    <style:style style:name="T4" style:family="text">
      <style:text-properties style:text-position="-33% 58%" style:font-name="Liberation Sans1" fo:font-size="10pt" style:font-size-asian="10.5pt" style:font-size-complex="10.5pt"/>
    </style:style>
    <style:style style:name="T5" style:family="text">
      <style:text-properties style:font-name="Liberation Sans1" fo:font-size="10pt" style:font-size-asian="13pt" style:font-size-complex="13pt"/>
    </style:style>
    <style:style style:name="T6" style:family="text">
      <style:text-properties style:text-position="-33% 58%" style:font-name="Liberation Sans1" fo:font-size="10pt" style:font-size-asian="13pt" style:font-size-complex="13pt"/>
    </style:style>
    <style:style style:name="T7" style:family="text">
      <style:text-properties style:font-name="Liberation Sans1" fo:font-size="6pt" style:font-size-asian="10pt" style:font-size-complex="10pt"/>
    </style:style>
    <style:style style:name="T8" style:family="text">
      <style:text-properties style:text-position="-33% 58%" style:font-name="Liberation Sans1" fo:font-size="6pt" style:font-size-asian="10pt" style:font-size-complex="10pt"/>
    </style:style>
    <style:style style:name="T9" style:family="text">
      <style:text-properties style:font-name="Liberation Sans1" fo:font-size="12pt" style:font-size-asian="16pt" style:font-size-complex="16pt"/>
    </style:style>
    <style:style style:name="T10" style:family="text">
      <style:text-properties style:font-name="Liberation Sans1"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982cm" svg:height="0.703cm" svg:x="3.186cm" svg:y="0.532cm">
          <text:p text:style-name="P1"><text:span text:style-name="T1">HASH_LEFT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82cm" svg:height="0.704cm" svg:x="3.186cm" svg:y="1.719cm">
          <text:p text:style-name="P3"><text:span text:style-name="T3">HASH_RIGHT</text:span><text:span text:style-name="T4">012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.982cm" svg:height="0.702cm" svg:x="3.186cm" svg:y="2.895cm">
          <text:p text:style-name="P5"><text:span text:style-name="T5">OLD_ROOT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.982cm" svg:height="0.706cm" svg:x="3.186cm" svg:y="4.062cm">
          <text:p text:style-name="P5"><text:span text:style-name="T5">NEW_ROOT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.982cm" svg:height="0.705cm" svg:x="3.186cm" svg:y="5.244cm">
          <text:p text:style-name="P5"><text:span text:style-name="T5">VALUE_LOW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2.982cm" svg:height="0.706cm" svg:x="3.186cm" svg:y="6.425cm">
          <text:p text:style-name="P5"><text:span text:style-name="T5">VALUE_HIGH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2.982cm" svg:height="0.705cm" svg:x="3.186cm" svg:y="7.607cm">
          <text:p text:style-name="P5"><text:span text:style-name="T7">SIBLING_VALUE_HASH</text:span><text:span text:style-name="T8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1" draw:id="id11" draw:layer="layout" svg:width="2.982cm" svg:height="0.706cm" svg:x="3.186cm" svg:y="8.792cm">
          <text:p text:style-name="P5"><text:span text:style-name="T5">FREE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2.982cm" svg:height="0.705cm" svg:x="3.186cm" svg:y="9.974cm">
          <text:p text:style-name="P5"><text:span text:style-name="T5">RKEY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5" draw:id="id15" draw:layer="layout" svg:width="2.982cm" svg:height="0.705cm" svg:x="3.186cm" svg:y="11.156cm">
          <text:p text:style-name="P5"><text:span text:style-name="T5">SIBLING_RKEY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2cm" svg:height="0.706cm" svg:x="3.186cm" svg:y="12.334cm">
          <text:p text:style-name="P5"><text:span text:style-name="T5">RKEY_BIT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2cm" svg:height="0.706cm" svg:x="3.186cm" svg:y="13.418cm">
          <text:p text:style-name="P5"><text:span text:style-name="T5">PC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2.982cm" svg:height="0.702cm" svg:x="7.885cm" svg:y="2.895cm">
          <text:p text:style-name="P5"><text:span text:style-name="T9">selOldRoo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2.982cm" svg:height="0.706cm" svg:x="7.885cm" svg:y="4.062cm">
          <text:p text:style-name="P5"><text:span text:style-name="T9">selNewRoo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2.982cm" svg:height="0.705cm" svg:x="7.885cm" svg:y="5.244cm">
          <text:p text:style-name="P5"><text:span text:style-name="T9">selValueLow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982cm" svg:height="0.706cm" svg:x="7.885cm" svg:y="6.425cm">
          <text:p text:style-name="P5"><text:span text:style-name="T9">selValue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2.982cm" svg:height="0.705cm" svg:x="7.885cm" svg:y="7.607cm">
          <text:p text:style-name="P5"><text:span text:style-name="T10">selSiblingValueHash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2" draw:id="id12" draw:layer="layout" svg:width="2.982cm" svg:height="0.706cm" svg:x="7.885cm" svg:y="8.792cm">
          <text:p text:style-name="P5"><text:span text:style-name="T9">selFre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4" draw:id="id14" draw:layer="layout" svg:width="2.982cm" svg:height="0.705cm" svg:x="7.885cm" svg:y="9.974cm">
          <text:p text:style-name="P5"><text:span text:style-name="T9">selR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6" draw:id="id16" draw:layer="layout" svg:width="2.982cm" svg:height="0.705cm" svg:x="7.885cm" svg:y="11.156cm">
          <text:p text:style-name="P5"><text:span text:style-name="T9">selSiblingRkey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6.168cm" svg:y1="3.246cm" svg:x2="7.885cm" svg:y2="3.246cm" draw:start-shape="id1" draw:start-glue-point="1" draw:end-shape="id2" draw:end-glue-point="3" svg:d="M6168 3246h1717" svg:viewBox="0 0 1718 1">
          <text:p/>
        </draw:connector>
        <draw:connector draw:style-name="gr9" draw:text-style-name="P8" draw:layer="layout" draw:type="line" svg:x1="6.168cm" svg:y1="4.415cm" svg:x2="7.885cm" svg:y2="4.415cm" draw:start-shape="id3" draw:start-glue-point="1" draw:end-shape="id4" draw:end-glue-point="3" svg:d="M6168 4415h1717" svg:viewBox="0 0 1718 1">
          <text:p/>
        </draw:connector>
        <draw:connector draw:style-name="gr9" draw:text-style-name="P8" draw:layer="layout" draw:type="line" svg:x1="6.168cm" svg:y1="5.596cm" svg:x2="7.885cm" svg:y2="5.596cm" draw:start-shape="id5" draw:start-glue-point="1" draw:end-shape="id6" draw:end-glue-point="3" svg:d="M6168 5596h1717" svg:viewBox="0 0 1718 1">
          <text:p/>
        </draw:connector>
        <draw:connector draw:style-name="gr9" draw:text-style-name="P8" draw:layer="layout" draw:type="line" svg:x1="6.168cm" svg:y1="6.778cm" svg:x2="7.885cm" svg:y2="6.778cm" draw:start-shape="id7" draw:start-glue-point="1" draw:end-shape="id8" draw:end-glue-point="3" svg:d="M6168 6778h1717" svg:viewBox="0 0 1718 1">
          <text:p/>
        </draw:connector>
        <draw:connector draw:style-name="gr9" draw:text-style-name="P8" draw:layer="layout" draw:type="line" svg:x1="6.168cm" svg:y1="7.959cm" svg:x2="7.885cm" svg:y2="7.959cm" draw:start-shape="id9" draw:start-glue-point="1" draw:end-shape="id10" svg:d="M6168 7959h1717" svg:viewBox="0 0 1718 1">
          <text:p/>
        </draw:connector>
        <draw:connector draw:style-name="gr9" draw:text-style-name="P8" draw:layer="layout" draw:type="line" svg:x1="6.168cm" svg:y1="9.145cm" svg:x2="7.885cm" svg:y2="9.145cm" draw:start-shape="id11" draw:start-glue-point="1" draw:end-shape="id12" draw:end-glue-point="3" svg:d="M6168 9145h1717" svg:viewBox="0 0 1718 1">
          <text:p/>
        </draw:connector>
        <draw:connector draw:style-name="gr9" draw:text-style-name="P8" draw:layer="layout" draw:type="line" svg:x1="6.168cm" svg:y1="10.326cm" svg:x2="7.885cm" svg:y2="10.326cm" draw:start-shape="id13" draw:start-glue-point="1" draw:end-shape="id14" draw:end-glue-point="3" svg:d="M6168 10326h1717" svg:viewBox="0 0 1718 1">
          <text:p/>
        </draw:connector>
        <draw:connector draw:style-name="gr9" draw:text-style-name="P8" draw:layer="layout" draw:type="line" svg:x1="6.168cm" svg:y1="11.508cm" svg:x2="7.885cm" svg:y2="11.508cm" draw:start-shape="id15" draw:start-glue-point="1" draw:end-shape="id16" draw:end-glue-point="3" svg:d="M6168 11508h1717" svg:viewBox="0 0 1718 1">
          <text:p/>
        </draw:connector>
        <draw:custom-shape draw:style-name="gr4" draw:text-style-name="P6" draw:layer="layout" svg:width="2.982cm" svg:height="0.706cm" svg:x="3.187cm" svg:y="14.518cm">
          <text:p text:style-name="P5"><text:span text:style-name="T5">LEVEL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7" draw:id="id17" draw:layer="layout" svg:width="2.982cm" svg:height="0.705cm" svg:x="12.585cm" svg:y="7.607cm">
          <text:p text:style-name="P5"><text:span text:style-name="T10">OP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0.867cm" svg:y1="7.959cm" svg:x2="12.585cm" svg:y2="7.959cm" draw:start-shape="id10" draw:start-glue-point="1" draw:end-shape="id17" draw:end-glue-point="3" svg:d="M10867 7959h1718" svg:viewBox="0 0 1719 1">
          <text:p/>
        </draw:connector>
        <draw:custom-shape draw:style-name="gr6" draw:text-style-name="P7" xml:id="id26" draw:id="id26" draw:layer="layout" svg:width="2.982cm" svg:height="0.702cm" svg:x="17.286cm" svg:y="2.896cm">
          <text:p text:style-name="P5"><text:span text:style-name="T9">setOldRoo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7" draw:id="id27" draw:layer="layout" svg:width="2.982cm" svg:height="0.706cm" svg:x="17.286cm" svg:y="4.063cm">
          <text:p text:style-name="P5"><text:span text:style-name="T9">setNewRoo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8" draw:id="id28" draw:layer="layout" svg:width="2.982cm" svg:height="0.705cm" svg:x="17.286cm" svg:y="5.245cm">
          <text:p text:style-name="P5"><text:span text:style-name="T9">setValueLow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9" draw:id="id29" draw:layer="layout" svg:width="2.982cm" svg:height="0.706cm" svg:x="17.286cm" svg:y="6.426cm">
          <text:p text:style-name="P5"><text:span text:style-name="T9">setValue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0" draw:id="id30" draw:layer="layout" svg:width="2.982cm" svg:height="0.705cm" svg:x="17.286cm" svg:y="7.608cm">
          <text:p text:style-name="P5"><text:span text:style-name="T10">setSiblingValueHash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1" draw:id="id31" draw:layer="layout" svg:width="2.982cm" svg:height="0.705cm" svg:x="17.286cm" svg:y="9.975cm">
          <text:p text:style-name="P5"><text:span text:style-name="T9">setR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2" draw:id="id32" draw:layer="layout" svg:width="2.982cm" svg:height="0.705cm" svg:x="17.286cm" svg:y="11.157cm">
          <text:p text:style-name="P5"><text:span text:style-name="T9">setSiblingRkey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0" draw:id="id20" draw:layer="layout" svg:width="2.982cm" svg:height="0.706cm" svg:x="17.287cm" svg:y="14.519cm">
          <text:p text:style-name="P5"><text:span text:style-name="T9">setLeve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2" draw:id="id22" draw:layer="layout" svg:width="2.982cm" svg:height="0.702cm" svg:x="17.286cm" svg:y="1.721cm">
          <text:p text:style-name="P5"><text:span text:style-name="T9">setHashRigh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4" draw:id="id24" draw:layer="layout" svg:width="2.982cm" svg:height="0.702cm" svg:x="17.286cm" svg:y="0.532cm">
          <text:p text:style-name="P5"><text:span text:style-name="T9">setHashLef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8" draw:id="id18" draw:layer="layout" svg:width="2.982cm" svg:height="0.705cm" svg:x="17.286cm" svg:y="12.334cm">
          <text:p text:style-name="P5"><text:span text:style-name="T9">setRkey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2.982cm" svg:height="0.703cm" svg:x="21.987cm" svg:y="0.532cm">
          <text:p text:style-name="P1"><text:span text:style-name="T1">HASH_LEFT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3" draw:id="id23" draw:layer="layout" svg:width="2.982cm" svg:height="0.704cm" svg:x="21.987cm" svg:y="1.719cm">
          <text:p text:style-name="P3"><text:span text:style-name="T3">HASH_RIGHT</text:span><text:span text:style-name="T4">012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982cm" svg:height="0.702cm" svg:x="21.987cm" svg:y="2.895cm">
          <text:p text:style-name="P5"><text:span text:style-name="T5">OLD_ROOT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2cm" svg:height="0.706cm" svg:x="21.987cm" svg:y="4.062cm">
          <text:p text:style-name="P5"><text:span text:style-name="T5">NEW_ROOT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82cm" svg:height="0.705cm" svg:x="21.987cm" svg:y="5.244cm">
          <text:p text:style-name="P5"><text:span text:style-name="T5">VALUE_LOW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2cm" svg:height="0.706cm" svg:x="21.987cm" svg:y="6.425cm">
          <text:p text:style-name="P5"><text:span text:style-name="T5">VALUE_HIGH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82cm" svg:height="0.705cm" svg:x="21.987cm" svg:y="7.607cm">
          <text:p text:style-name="P5"><text:span text:style-name="T7">SIBLING_VALUE_HASH</text:span><text:span text:style-name="T8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2cm" svg:height="0.706cm" svg:x="21.987cm" svg:y="8.792cm">
          <text:p text:style-name="P5"><text:span text:style-name="T5">FREE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82cm" svg:height="0.705cm" svg:x="21.987cm" svg:y="9.974cm">
          <text:p text:style-name="P5"><text:span text:style-name="T5">RKEY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82cm" svg:height="0.705cm" svg:x="21.987cm" svg:y="11.156cm">
          <text:p text:style-name="P5"><text:span text:style-name="T5">SIBLING_RKEY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9" draw:id="id19" draw:layer="layout" svg:width="2.982cm" svg:height="0.706cm" svg:x="21.987cm" svg:y="12.334cm">
          <text:p text:style-name="P5"><text:span text:style-name="T5">RKEY_BIT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2cm" svg:height="0.706cm" svg:x="21.987cm" svg:y="13.418cm">
          <text:p text:style-name="P5"><text:span text:style-name="T5">PC</text:span><text:span text:style-name="T6">012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1" draw:id="id21" draw:layer="layout" svg:width="2.982cm" svg:height="0.706cm" svg:x="21.988cm" svg:y="14.518cm">
          <text:p text:style-name="P5"><text:span text:style-name="T5">LEVEL</text:span><text:span text:style-name="T6">0123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20.268cm" svg:y1="3.247cm" svg:x2="21.985cm" svg:y2="3.247cm" svg:d="M20268 3247h1717" svg:viewBox="0 0 1718 1">
          <text:p/>
        </draw:connector>
        <draw:connector draw:style-name="gr9" draw:text-style-name="P8" draw:layer="layout" draw:type="line" svg:x1="20.268cm" svg:y1="4.416cm" svg:x2="21.985cm" svg:y2="4.416cm" svg:d="M20268 4416h1717" svg:viewBox="0 0 1718 1">
          <text:p/>
        </draw:connector>
        <draw:connector draw:style-name="gr9" draw:text-style-name="P8" draw:layer="layout" draw:type="line" svg:x1="20.268cm" svg:y1="5.597cm" svg:x2="21.985cm" svg:y2="5.597cm" svg:d="M20268 5597h1717" svg:viewBox="0 0 1718 1">
          <text:p/>
        </draw:connector>
        <draw:connector draw:style-name="gr9" draw:text-style-name="P8" draw:layer="layout" draw:type="line" svg:x1="20.268cm" svg:y1="6.779cm" svg:x2="21.985cm" svg:y2="6.779cm" svg:d="M20268 6779h1717" svg:viewBox="0 0 1718 1">
          <text:p/>
        </draw:connector>
        <draw:connector draw:style-name="gr9" draw:text-style-name="P8" draw:layer="layout" draw:type="line" svg:x1="20.268cm" svg:y1="7.96cm" svg:x2="21.985cm" svg:y2="7.96cm" svg:d="M20268 7960h1717" svg:viewBox="0 0 1718 1">
          <text:p/>
        </draw:connector>
        <draw:connector draw:style-name="gr9" draw:text-style-name="P8" draw:layer="layout" draw:type="line" svg:x1="20.268cm" svg:y1="10.327cm" svg:x2="21.985cm" svg:y2="10.327cm" svg:d="M20268 10327h1717" svg:viewBox="0 0 1718 1">
          <text:p/>
        </draw:connector>
        <draw:connector draw:style-name="gr9" draw:text-style-name="P8" draw:layer="layout" draw:type="line" svg:x1="20.268cm" svg:y1="11.509cm" svg:x2="21.985cm" svg:y2="11.509cm" svg:d="M20268 11509h1717" svg:viewBox="0 0 1718 1">
          <text:p/>
        </draw:connector>
        <draw:connector draw:style-name="gr9" draw:text-style-name="P8" draw:layer="layout" draw:type="line" svg:x1="20.268cm" svg:y1="12.686cm" svg:x2="21.987cm" svg:y2="12.687cm" draw:start-shape="id18" draw:end-shape="id19" draw:end-glue-point="3" svg:d="M20268 12686l1719 1" svg:viewBox="0 0 1720 2">
          <text:p/>
        </draw:connector>
        <draw:connector draw:style-name="gr9" draw:text-style-name="P8" draw:layer="layout" draw:type="line" svg:x1="20.269cm" svg:y1="14.872cm" svg:x2="21.988cm" svg:y2="14.871cm" draw:start-shape="id20" draw:start-glue-point="1" draw:end-shape="id21" draw:end-glue-point="3" svg:d="M20269 14872l1719-1" svg:viewBox="0 0 1720 2">
          <text:p/>
        </draw:connector>
        <draw:connector draw:style-name="gr9" draw:text-style-name="P8" draw:layer="layout" draw:type="line" svg:x1="20.268cm" svg:y1="2.072cm" svg:x2="21.987cm" svg:y2="2.071cm" draw:start-shape="id22" draw:start-glue-point="1" draw:end-shape="id23" draw:end-glue-point="3" svg:d="M20268 2072l1719-1" svg:viewBox="0 0 1720 2">
          <text:p/>
        </draw:connector>
        <draw:connector draw:style-name="gr9" draw:text-style-name="P8" draw:layer="layout" draw:type="line" svg:x1="20.268cm" svg:y1="0.883cm" svg:x2="21.987cm" svg:y2="0.883cm" draw:start-shape="id24" draw:start-glue-point="1" draw:end-shape="id25" draw:end-glue-point="3" svg:d="M20268 883h1719" svg:viewBox="0 0 1720 1">
          <text:p/>
        </draw:connector>
        <draw:connector draw:style-name="gr9" draw:text-style-name="P8" draw:layer="layout" draw:type="line" svg:x1="10.867cm" svg:y1="6.778cm" svg:x2="12.585cm" svg:y2="7.959cm" draw:start-shape="id8" draw:end-shape="id17" draw:end-glue-point="3" svg:d="M10867 6778l1718 1181" svg:viewBox="0 0 1719 1182">
          <text:p/>
        </draw:connector>
        <draw:connector draw:style-name="gr9" draw:text-style-name="P8" draw:layer="layout" draw:type="line" svg:x1="10.867cm" svg:y1="5.596cm" svg:x2="12.585cm" svg:y2="7.959cm" draw:start-shape="id6" draw:end-shape="id17" draw:end-glue-point="3" svg:d="M10867 5596l1718 2363" svg:viewBox="0 0 1719 2364">
          <text:p/>
        </draw:connector>
        <draw:connector draw:style-name="gr9" draw:text-style-name="P8" draw:layer="layout" draw:type="line" svg:x1="10.867cm" svg:y1="4.415cm" svg:x2="12.585cm" svg:y2="7.959cm" draw:start-shape="id4" draw:start-glue-point="1" draw:end-shape="id17" draw:end-glue-point="3" svg:d="M10867 4415l1718 3544" svg:viewBox="0 0 1719 3545">
          <text:p/>
        </draw:connector>
        <draw:connector draw:style-name="gr9" draw:text-style-name="P8" draw:layer="layout" draw:type="line" svg:x1="10.867cm" svg:y1="3.246cm" svg:x2="12.585cm" svg:y2="7.959cm" draw:start-shape="id2" draw:start-glue-point="1" draw:end-shape="id17" draw:end-glue-point="3" svg:d="M10867 3246l1718 4713" svg:viewBox="0 0 1719 4714">
          <text:p/>
        </draw:connector>
        <draw:connector draw:style-name="gr9" draw:text-style-name="P8" draw:layer="layout" draw:type="line" svg:x1="10.867cm" svg:y1="9.145cm" svg:x2="12.585cm" svg:y2="7.959cm" draw:start-shape="id12" draw:start-glue-point="1" draw:end-shape="id17" draw:end-glue-point="3" svg:d="M10867 9145l1718-1186" svg:viewBox="0 0 1719 1187">
          <text:p/>
        </draw:connector>
        <draw:connector draw:style-name="gr9" draw:text-style-name="P8" draw:layer="layout" draw:type="line" svg:x1="10.867cm" svg:y1="10.326cm" svg:x2="12.585cm" svg:y2="7.959cm" draw:start-shape="id14" draw:start-glue-point="1" draw:end-shape="id17" draw:end-glue-point="3" svg:d="M10867 10326l1718-2367" svg:viewBox="0 0 1719 2368">
          <text:p/>
        </draw:connector>
        <draw:connector draw:style-name="gr9" draw:text-style-name="P8" draw:layer="layout" draw:type="line" svg:x1="10.867cm" svg:y1="11.508cm" svg:x2="12.585cm" svg:y2="7.959cm" draw:start-shape="id16" draw:start-glue-point="1" draw:end-shape="id17" draw:end-glue-point="3" svg:d="M10867 11508l1718-3549" svg:viewBox="0 0 1719 3550">
          <text:p/>
        </draw:connector>
        <draw:connector draw:style-name="gr9" draw:text-style-name="P8" draw:layer="layout" draw:type="line" svg:x1="15.567cm" svg:y1="7.959cm" svg:x2="17.286cm" svg:y2="0.883cm" draw:start-shape="id17" draw:start-glue-point="1" draw:end-shape="id24" draw:end-glue-point="3" svg:d="M15567 7959l1719-7076" svg:viewBox="0 0 1720 7077">
          <text:p/>
        </draw:connector>
        <draw:connector draw:style-name="gr9" draw:text-style-name="P8" draw:layer="layout" draw:type="line" svg:x1="15.567cm" svg:y1="7.959cm" svg:x2="17.286cm" svg:y2="2.072cm" draw:start-shape="id17" draw:end-shape="id22" draw:end-glue-point="3" svg:d="M15567 7959l1719-5887" svg:viewBox="0 0 1720 5888">
          <text:p/>
        </draw:connector>
        <draw:connector draw:style-name="gr9" draw:text-style-name="P8" draw:layer="layout" draw:type="line" svg:x1="15.567cm" svg:y1="7.959cm" svg:x2="17.286cm" svg:y2="3.247cm" draw:start-shape="id17" draw:start-glue-point="1" draw:end-shape="id26" draw:end-glue-point="3" svg:d="M15567 7959l1719-4712" svg:viewBox="0 0 1720 4713">
          <text:p/>
        </draw:connector>
        <draw:connector draw:style-name="gr9" draw:text-style-name="P8" draw:layer="layout" draw:type="line" svg:x1="15.567cm" svg:y1="7.959cm" svg:x2="17.286cm" svg:y2="4.416cm" draw:start-shape="id17" draw:start-glue-point="1" draw:end-shape="id27" draw:end-glue-point="3" svg:d="M15567 7959l1719-3543" svg:viewBox="0 0 1720 3544">
          <text:p/>
        </draw:connector>
        <draw:connector draw:style-name="gr9" draw:text-style-name="P8" draw:layer="layout" draw:type="line" svg:x1="15.567cm" svg:y1="7.959cm" svg:x2="17.286cm" svg:y2="5.597cm" draw:start-shape="id17" draw:start-glue-point="1" draw:end-shape="id28" draw:end-glue-point="3" svg:d="M15567 7959l1719-2362" svg:viewBox="0 0 1720 2363">
          <text:p/>
        </draw:connector>
        <draw:connector draw:style-name="gr9" draw:text-style-name="P8" draw:layer="layout" draw:type="line" svg:x1="15.567cm" svg:y1="7.959cm" svg:x2="17.286cm" svg:y2="6.779cm" draw:start-shape="id17" draw:start-glue-point="1" draw:end-shape="id29" svg:d="M15567 7959l1719-1180" svg:viewBox="0 0 1720 1181">
          <text:p/>
        </draw:connector>
        <draw:connector draw:style-name="gr9" draw:text-style-name="P8" draw:layer="layout" draw:type="line" svg:x1="15.567cm" svg:y1="7.959cm" svg:x2="17.286cm" svg:y2="7.96cm" draw:start-shape="id17" draw:start-glue-point="1" draw:end-shape="id30" draw:end-glue-point="3" svg:d="M15567 7959l1719 1" svg:viewBox="0 0 1720 2">
          <text:p/>
        </draw:connector>
        <draw:connector draw:style-name="gr9" draw:text-style-name="P8" draw:layer="layout" draw:type="line" svg:x1="15.567cm" svg:y1="7.959cm" svg:x2="17.286cm" svg:y2="10.327cm" draw:start-shape="id17" draw:start-glue-point="1" draw:end-shape="id31" draw:end-glue-point="3" svg:d="M15567 7959l1719 2368" svg:viewBox="0 0 1720 2369">
          <text:p/>
        </draw:connector>
        <draw:connector draw:style-name="gr9" draw:text-style-name="P8" draw:layer="layout" draw:type="line" svg:x1="15.567cm" svg:y1="7.959cm" svg:x2="17.286cm" svg:y2="11.509cm" draw:start-shape="id17" draw:end-shape="id32" draw:end-glue-point="3" svg:d="M15567 7959l1719 3550" svg:viewBox="0 0 1720 3551">
          <text:p/>
        </draw:connector>
        <draw:connector draw:style-name="gr9" draw:text-style-name="P8" draw:layer="layout" draw:type="line" svg:x1="15.567cm" svg:y1="7.959cm" svg:x2="17.286cm" svg:y2="12.686cm" draw:start-shape="id17" draw:start-glue-point="1" draw:end-shape="id18" svg:d="M15567 7959l1719 4727" svg:viewBox="0 0 1720 4728">
          <text:p/>
        </draw:connector>
        <draw:connector draw:style-name="gr9" draw:text-style-name="P8" draw:layer="layout" draw:type="line" svg:x1="15.567cm" svg:y1="7.959cm" svg:x2="17.287cm" svg:y2="14.872cm" draw:start-shape="id17" draw:start-glue-point="1" draw:end-shape="id20" draw:end-glue-point="3" svg:d="M15567 7959l1720 6913" svg:viewBox="0 0 1721 6914">
          <text:p/>
        </draw:connector>
        <draw:custom-shape draw:style-name="gr11" draw:text-style-name="P11" xml:id="id33" draw:id="id33" draw:layer="layout" svg:width="2.982cm" svg:height="0.705cm" svg:x="12.585cm" svg:y="9.974cm">
          <text:p text:style-name="P10"><text:span text:style-name="T5">CONST</text:span><text:span text:style-name="T6">0123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4.076cm" svg:y1="9.974cm" svg:x2="14.076cm" svg:y2="8.312cm" draw:start-shape="id33" draw:end-shape="id17" draw:end-glue-point="2" svg:d="M14076 9974v-1662" svg:viewBox="0 0 1 1663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0:45:10.217267416</meta:creation-date>
    <dc:date>2022-05-24T10:37:19.283252305</dc:date>
    <meta:editing-duration>PT41M30S</meta:editing-duration>
    <meta:editing-cycles>8</meta:editing-cycles>
    <meta:generator>LibreOffice/6.4.7.2$Linux_X86_64 LibreOffice_project/40$Build-2</meta:generator>
    <meta:document-statistic meta:object-count="109"/>
  </office:meta>
</office:document-meta>
</file>